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02cm" fo:margin-left="0cm" table:align="left"/>
    </style:style>
    <style:style style:name="Таблица1.A" style:family="table-column">
      <style:table-column-properties style:column-width="12.106cm"/>
    </style:style>
    <style:style style:name="Таблица1.B" style:family="table-column">
      <style:table-column-properties style:column-width="2.491cm"/>
    </style:style>
    <style:style style:name="Таблица1.C" style:family="table-column">
      <style:table-column-properties style:column-width="1.896cm"/>
    </style:style>
    <style:style style:name="Таблица1.D" style:family="table-column">
      <style:table-column-properties style:column-width="1.919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4cacb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officeooo:rsid="003f7acd" officeooo:paragraph-rsid="003f7acd" fo:background-color="transparen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officeooo:rsid="0021bb87" officeooo:paragraph-rsid="0021bb87"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officeooo:rsid="00405101" officeooo:paragraph-rsid="00405101" fo:background-color="transparen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officeooo:rsid="0020a7af" officeooo:paragraph-rsid="0039fe63" fo:background-color="transparen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2c0b5f" fo:background-color="transparen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24cacb" officeooo:paragraph-rsid="00289a87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4443da" officeooo:paragraph-rsid="004443da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4443da" officeooo:paragraph-rsid="004443da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20a7af" officeooo:paragraph-rsid="0039fe63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20a7af" officeooo:paragraph-rsid="003db646" fo:background-color="transparen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f7acd" officeooo:paragraph-rsid="003f7acd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05101" officeooo:paragraph-rsid="00405101" fo:background-color="transparen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2c0b5f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405101" fo:background-color="transparen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1dcfa3" officeooo:paragraph-rsid="001dcfa3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1dcfa3" officeooo:paragraph-rsid="001dcfa3" style:font-size-asian="14pt" style:font-size-complex="14pt" style:text-rotation-angle="9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289a87" officeooo:paragraph-rsid="00289a87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officeooo:rsid="00289a87" officeooo:paragraph-rsid="004443da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289a87" officeooo:paragraph-rsid="003db646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rsid="004443da" officeooo:paragraph-rsid="004443da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21bb87" officeooo:paragraph-rsid="0021bb87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235387" officeooo:paragraph-rsid="00235387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20a7af" officeooo:paragraph-rsid="0039fe63" fo:background-color="transparent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20a7af" officeooo:paragraph-rsid="003db646" fo:background-color="transparent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officeooo:rsid="002c0b5f" officeooo:paragraph-rsid="002c0b5f" fo:background-color="transparent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2c0b5f" officeooo:paragraph-rsid="00405101" fo:background-color="transparent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officeooo:rsid="0021bb87" officeooo:paragraph-rsid="0021bb87" fo:background-color="transparent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officeooo:rsid="00289a87" officeooo:paragraph-rsid="004443da" fo:background-color="transparent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officeooo:rsid="004443da" officeooo:paragraph-rsid="004443da" fo:background-color="transparen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officeooo:rsid="00235387" officeooo:paragraph-rsid="00235387" fo:background-color="transparent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officeooo:rsid="00469a79" officeooo:paragraph-rsid="00469a79" fo:background-color="transparent" style:font-size-asian="14pt" style:font-size-complex="14pt"/>
    </style:style>
    <style:style style:name="T1" style:family="text">
      <style:text-properties officeooo:rsid="0024cacb"/>
    </style:style>
    <style:style style:name="T2" style:family="text">
      <style:text-properties officeooo:rsid="0027f2a0"/>
    </style:style>
    <style:style style:name="T3" style:family="text">
      <style:text-properties officeooo:rsid="00287475"/>
    </style:style>
    <style:style style:name="T4" style:family="text">
      <style:text-properties officeooo:rsid="00289a87"/>
    </style:style>
    <style:style style:name="T5" style:family="text">
      <style:text-properties officeooo:rsid="002ad85e"/>
    </style:style>
    <style:style style:name="T6" style:family="text">
      <style:text-properties officeooo:rsid="0039fe63"/>
    </style:style>
    <style:style style:name="T7" style:family="text">
      <style:text-properties officeooo:rsid="00420484"/>
    </style:style>
    <style:style style:name="T8" style:family="text">
      <style:text-properties officeooo:rsid="004443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row>
          <table:table-cell table:style-name="Таблица1.A1" table:number-rows-spanned="2" office:value-type="string">
            <text:p text:style-name="P18">Наименование этапов и содержание работ</text:p>
          </table:table-cell>
          <table:table-cell table:style-name="Таблица1.A1" table:number-rows-spanned="2" office:value-type="string">
            <text:p text:style-name="P19">Исполнитель (должность)</text:p>
          </table:table-cell>
          <table:table-cell table:style-name="Таблица1.A1" table:number-columns-spanned="2" office:value-type="string">
            <text:p text:style-name="P18">Трудоемкость</text:p>
          </table:table-cell>
          <table:covered-table-cell/>
          <table:table-cell table:style-name="Таблица1.E1" table:number-rows-spanned="2" office:value-type="string">
            <text:p text:style-name="P19">Количество исполнителей, чел.</text:p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19">Нормо-часы, н-ч</text:p>
          </table:table-cell>
          <table:table-cell table:style-name="Таблица1.C2" office:value-type="string">
            <text:p text:style-name="P19">Процент от общей трудоемкости, %</text:p>
          </table:table-cell>
          <table:covered-table-cell/>
        </table:table-row>
        <table:table-row>
          <table:table-cell table:style-name="Таблица1.C2" office:value-type="string">
            <text:p text:style-name="P8"><text:span text:style-name="T7">1 О</text:span>бзор информационных источников</text:p>
          </table:table-cell>
          <table:table-cell table:style-name="Таблица1.C2" office:value-type="string">
            <text:p text:style-name="P26"><text:span text:style-name="T6">Исп.</text:span></text:p>
          </table:table-cell>
          <table:table-cell table:style-name="Таблица1.C2" office:value-type="string">
            <text:p text:style-name="P34">6</text:p>
          </table:table-cell>
          <table:table-cell table:style-name="Таблица1.C2" office:value-type="string">
            <text:p text:style-name="P34">3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table-cell table:style-name="Таблица1.C2" office:value-type="string">
            <text:p text:style-name="P20"><text:span text:style-name="T7">2</text:span> <text:span text:style-name="T7">Моделирование</text:span></text:p>
          </table:table-cell>
          <table:table-cell table:style-name="Таблица1.C2" office:value-type="string">
            <text:p text:style-name="P26"><text:span text:style-name="T6">Исп.</text:span></text:p>
          </table:table-cell>
          <table:table-cell table:style-name="Таблица1.C2" office:value-type="string">
            <text:p text:style-name="P34">12</text:p>
          </table:table-cell>
          <table:table-cell table:style-name="Таблица1.C2" office:value-type="string">
            <text:p text:style-name="P34">7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table-cell table:style-name="Таблица1.C2" office:value-type="string">
            <text:p text:style-name="P20"><text:span text:style-name="T8">3</text:span> П<text:span text:style-name="T3">рограммная реализация разработанной модели</text:span></text:p>
          </table:table-cell>
          <table:table-cell table:style-name="Таблица1.C2" office:value-type="string">
            <text:p text:style-name="P26"><text:span text:style-name="T6">Исп.</text:span></text:p>
          </table:table-cell>
          <table:table-cell table:style-name="Таблица1.C2" office:value-type="string">
            <text:p text:style-name="P34">60</text:p>
          </table:table-cell>
          <table:table-cell table:style-name="Таблица1.C2" office:value-type="string">
            <text:p text:style-name="P34">36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table-cell table:style-name="Таблица1.C2" office:value-type="string">
            <text:p text:style-name="P20"><text:span text:style-name="T8">4</text:span> Р<text:span text:style-name="T3">азработка программного интерфейса</text:span></text:p>
          </table:table-cell>
          <table:table-cell table:style-name="Таблица1.C2" office:value-type="string">
            <text:p text:style-name="P26"><text:span text:style-name="T6">Исп.</text:span></text:p>
          </table:table-cell>
          <table:table-cell table:style-name="Таблица1.C2" office:value-type="string">
            <text:p text:style-name="P34">15</text:p>
          </table:table-cell>
          <table:table-cell table:style-name="Таблица1.C2" office:value-type="string">
            <text:p text:style-name="P34">9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table-cell table:style-name="Таблица1.C2" office:value-type="string">
            <text:p text:style-name="P20"><text:span text:style-name="T8">5</text:span> С<text:span text:style-name="T3">бор и обработка тестовых данных</text:span></text:p>
          </table:table-cell>
          <table:table-cell table:style-name="Таблица1.C2" office:value-type="string">
            <text:p text:style-name="P26"><text:span text:style-name="T6">Исп.</text:span></text:p>
          </table:table-cell>
          <table:table-cell table:style-name="Таблица1.C2" office:value-type="string">
            <text:p text:style-name="P34">11</text:p>
          </table:table-cell>
          <table:table-cell table:style-name="Таблица1.C2" office:value-type="string">
            <text:p text:style-name="P34">6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table-cell table:style-name="Таблица1.C2" office:value-type="string">
            <text:p text:style-name="P20"><text:span text:style-name="T8">6</text:span> Т<text:span text:style-name="T3">естирование и отладка полученной модели</text:span></text:p>
          </table:table-cell>
          <table:table-cell table:style-name="Таблица1.C2" office:value-type="string">
            <text:p text:style-name="P26"><text:span text:style-name="T6">Исп.</text:span></text:p>
          </table:table-cell>
          <table:table-cell table:style-name="Таблица1.C2" office:value-type="string">
            <text:p text:style-name="P34">6</text:p>
          </table:table-cell>
          <table:table-cell table:style-name="Таблица1.C2" office:value-type="string">
            <text:p text:style-name="P34">3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table-cell table:style-name="Таблица1.C2" table:number-rows-spanned="2" office:value-type="string">
            <text:p text:style-name="P20"><text:span text:style-name="T8">7</text:span> А<text:span text:style-name="T1">нализ результатов</text:span></text:p>
          </table:table-cell>
          <table:table-cell table:style-name="Таблица1.C2" office:value-type="string">
            <text:p text:style-name="P30"><text:span text:style-name="T6">Р</text:span>ук.</text:p>
          </table:table-cell>
          <table:table-cell table:style-name="Таблица1.C2" office:value-type="string">
            <text:p text:style-name="P34">2</text:p>
          </table:table-cell>
          <table:table-cell table:style-name="Таблица1.C2" office:value-type="string">
            <text:p text:style-name="P34">10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covered-table-cell/>
          <table:table-cell table:style-name="Таблица1.C2" office:value-type="string">
            <text:p text:style-name="P26"><text:span text:style-name="T6">Исп.</text:span></text:p>
          </table:table-cell>
          <table:table-cell table:style-name="Таблица1.C2" office:value-type="string">
            <text:p text:style-name="P34">12</text:p>
          </table:table-cell>
          <table:table-cell table:style-name="Таблица1.C2" office:value-type="string">
            <text:p text:style-name="P34">6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table-cell table:style-name="Таблица1.C2" office:value-type="string">
            <text:p text:style-name="P31"><text:span text:style-name="T8">8</text:span> П<text:span text:style-name="T2">роведение расчетов по технико-экономическому обоснованию</text:span></text:p>
          </table:table-cell>
          <table:table-cell table:style-name="Таблица1.C2" office:value-type="string">
            <text:p text:style-name="P26"><text:span text:style-name="T6">Исп.</text:span></text:p>
          </table:table-cell>
          <table:table-cell table:style-name="Таблица1.C2" office:value-type="string">
            <text:p text:style-name="P34">6</text:p>
          </table:table-cell>
          <table:table-cell table:style-name="Таблица1.C2" office:value-type="string">
            <text:p text:style-name="P34">3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table-cell table:style-name="Таблица1.C2" office:value-type="string">
            <text:p text:style-name="P23">9 <text:span text:style-name="T4">Проведение расчетов по безопасности жизнедеятельности</text:span></text:p>
          </table:table-cell>
          <table:table-cell table:style-name="Таблица1.C2" office:value-type="string">
            <text:p text:style-name="P26"><text:span text:style-name="T6">Исп.</text:span></text:p>
          </table:table-cell>
          <table:table-cell table:style-name="Таблица1.C2" office:value-type="string">
            <text:p text:style-name="P34">6</text:p>
          </table:table-cell>
          <table:table-cell table:style-name="Таблица1.C2" office:value-type="string">
            <text:p text:style-name="P34">3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table-cell table:style-name="Таблица1.C2" table:number-rows-spanned="2" office:value-type="string">
            <text:p text:style-name="P21"><text:span text:style-name="T8">10 Оформление, проверка и исправление пояснительной записки</text:span> </text:p>
          </table:table-cell>
          <table:table-cell table:style-name="Таблица1.C2" office:value-type="string">
            <text:p text:style-name="P30"><text:span text:style-name="T6">Р</text:span>ук.</text:p>
          </table:table-cell>
          <table:table-cell table:style-name="Таблица1.C2" office:value-type="string">
            <text:p text:style-name="P34">8</text:p>
          </table:table-cell>
          <table:table-cell table:style-name="Таблица1.C2" office:value-type="string">
            <text:p text:style-name="P34">40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covered-table-cell/>
          <table:table-cell table:style-name="Таблица1.C2" office:value-type="string">
            <text:p text:style-name="P26"><text:span text:style-name="T6">Исп.</text:span></text:p>
          </table:table-cell>
          <table:table-cell table:style-name="Таблица1.C2" office:value-type="string">
            <text:p text:style-name="P34">24</text:p>
          </table:table-cell>
          <table:table-cell table:style-name="Таблица1.C2" office:value-type="string">
            <text:p text:style-name="P34">14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table-cell table:style-name="Таблица1.C2" table:number-rows-spanned="2" office:value-type="string">
            <text:p text:style-name="P22">1<text:span text:style-name="T8">1 Подготовка необходимой документации</text:span></text:p>
          </table:table-cell>
          <table:table-cell table:style-name="Таблица1.C2" office:value-type="string">
            <text:p text:style-name="P30"><text:span text:style-name="T6">Р</text:span>ук.</text:p>
          </table:table-cell>
          <table:table-cell table:style-name="Таблица1.C2" office:value-type="string">
            <text:p text:style-name="P34">10</text:p>
          </table:table-cell>
          <table:table-cell table:style-name="Таблица1.C2" office:value-type="string">
            <text:p text:style-name="P34">50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covered-table-cell/>
          <table:table-cell table:style-name="Таблица1.C2" office:value-type="string">
            <text:p text:style-name="P27"><text:span text:style-name="T6">Исп.</text:span></text:p>
          </table:table-cell>
          <table:table-cell table:style-name="Таблица1.C2" office:value-type="string">
            <text:p text:style-name="P34">12</text:p>
          </table:table-cell>
          <table:table-cell table:style-name="Таблица1.C2" office:value-type="string">
            <text:p text:style-name="P34">7</text:p>
          </table:table-cell>
          <table:table-cell table:style-name="Таблица1.E3" office:value-type="string">
            <text:p text:style-name="P29">1</text:p>
          </table:table-cell>
        </table:table-row>
        <table:table-row>
          <table:table-cell table:style-name="Таблица1.C2" office:value-type="string">
            <text:p text:style-name="P10">12 Защита ВКР</text:p>
          </table:table-cell>
          <table:table-cell table:style-name="Таблица1.C2" office:value-type="string">
            <text:p text:style-name="P26"><text:span text:style-name="T6">Исп.</text:span></text:p>
          </table:table-cell>
          <table:table-cell table:style-name="Таблица1.C2" office:value-type="string">
            <text:p text:style-name="P34">6</text:p>
          </table:table-cell>
          <table:table-cell table:style-name="Таблица1.C2" office:value-type="string">
            <text:p text:style-name="P34">3</text:p>
          </table:table-cell>
          <table:table-cell table:style-name="Таблица1.E3" office:value-type="string">
            <text:p text:style-name="P28">1</text:p>
          </table:table-cell>
        </table:table-row>
        <table:table-row>
          <table:table-cell table:style-name="Таблица1.C2" table:number-rows-spanned="2" office:value-type="string">
            <text:p text:style-name="P24">Всего: <text:span text:style-name="T5">12</text:span></text:p>
          </table:table-cell>
          <table:table-cell table:style-name="Таблица1.C2" office:value-type="string">
            <text:p text:style-name="P30"><text:span text:style-name="T6">Р</text:span>ук.</text:p>
          </table:table-cell>
          <table:table-cell table:style-name="Таблица1.C2" office:value-type="string">
            <text:p text:style-name="P32">20</text:p>
          </table:table-cell>
          <table:table-cell table:style-name="Таблица1.C2" office:value-type="string">
            <text:p text:style-name="P33">100</text:p>
          </table:table-cell>
          <table:table-cell table:style-name="Таблица1.E3" office:value-type="string">
            <text:p text:style-name="P33">1</text:p>
          </table:table-cell>
        </table:table-row>
        <table:table-row>
          <table:covered-table-cell/>
          <table:table-cell table:style-name="Таблица1.C2" office:value-type="string">
            <text:p text:style-name="P24"><text:span text:style-name="T6">Исп.</text:span></text:p>
          </table:table-cell>
          <table:table-cell table:style-name="Таблица1.C2" office:value-type="string">
            <text:p text:style-name="P23">176</text:p>
          </table:table-cell>
          <table:table-cell table:style-name="Таблица1.C2" office:value-type="string">
            <text:p text:style-name="P25">100</text:p>
          </table:table-cell>
          <table:table-cell table:style-name="Таблица1.E3" office:value-type="string">
            <text:p text:style-name="P25">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3.4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8:22:37.824137020</meta:creation-date>
    <dc:date>2017-06-08T20:43:31.664707599</dc:date>
    <meta:editing-duration>PT2H15M49S</meta:editing-duration>
    <meta:editing-cycles>39</meta:editing-cycles>
    <meta:generator>LibreOffice/5.2.2.2$Linux_X86_64 LibreOffice_project/20m0$Build-2</meta:generator>
    <meta:document-statistic meta:table-count="1" meta:image-count="0" meta:object-count="0" meta:page-count="1" meta:paragraph-count="87" meta:word-count="144" meta:character-count="747" meta:non-whitespace-character-count="689"/>
  </office:meta>
</office:document-meta>
</file>